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C0000008739E08B8CCF0547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9.208cm" svg:height="3.572cm" draw:z-index="0"><draw:image xlink:href="Pictures/100002010000015C0000008739E08B8CCF0547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8T08:40:20.325196172</meta:creation-date>
    <dc:date>2024-05-08T08:40:48.418885714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